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Calibri" fo:font-size="14pt" style:font-size-asian="14pt" style:font-size-complex="14pt"/>
    </style:style>
    <style:style style:name="P2" style:family="paragraph" style:parent-style-name="Text_20_body">
      <style:text-properties style:font-name="Calibri" fo:font-size="14pt" fo:language="ca" fo:country="ES" officeooo:rsid="00281296" officeooo:paragraph-rsid="00281296" style:font-size-asian="14pt" style:font-size-complex="14pt"/>
    </style:style>
    <style:style style:name="P3" style:family="paragraph" style:parent-style-name="Heading_20_5">
      <style:text-properties style:font-name="Calibri" fo:font-size="14pt" style:font-size-asian="14pt" style:font-size-complex="14pt"/>
    </style:style>
    <style:style style:name="P4" style:family="paragraph" style:parent-style-name="Table_20_Contents">
      <style:text-properties style:font-name="Calibri" fo:font-size="14pt" fo:font-weight="bold" officeooo:rsid="0028118d" officeooo:paragraph-rsid="0028118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style:font-name="Calibri" fo:font-size="14pt" fo:font-weight="bold" officeooo:rsid="0028c66d" officeooo:paragraph-rsid="0028c66d" style:font-name-asian="Source Han Sans CN Regular" style:font-size-asian="14pt" style:font-weight-asian="bold" style:font-name-complex="Lohit Devanagari" style:font-size-complex="14pt" style:font-weight-complex="bold"/>
    </style:style>
    <style:style style:name="P6" style:family="paragraph" style:parent-style-name="Table_20_Contents">
      <style:text-properties style:font-name="Calibri" fo:font-size="14pt" fo:font-weight="bold" officeooo:rsid="0028c66d" officeooo:paragraph-rsid="002ce836" style:font-name-asian="Source Han Sans CN Regular" style:font-size-asian="14pt" style:font-weight-asian="bold" style:font-name-complex="Lohit Devanagari" style:font-size-complex="14pt" style:font-weight-complex="bold"/>
    </style:style>
    <style:style style:name="P7" style:family="paragraph" style:parent-style-name="Table_20_Contents">
      <style:text-properties style:font-name="Calibri" fo:font-size="14pt" fo:font-weight="bold" officeooo:rsid="0028c66d" officeooo:paragraph-rsid="0030d78b" style:font-name-asian="Source Han Sans CN Regular" style:font-size-asian="14pt" style:font-weight-asian="bold" style:font-name-complex="Lohit Devanagari" style:font-size-complex="14pt" style:font-weight-complex="bold"/>
    </style:style>
    <style:style style:name="P8" style:family="paragraph" style:parent-style-name="Table_20_Contents">
      <style:text-properties style:font-name="Calibri" fo:font-size="14pt" fo:font-weight="bold" officeooo:rsid="002eb66d" officeooo:paragraph-rsid="002eb66d" style:font-name-asian="Source Han Sans CN Regular" style:font-size-asian="14pt" style:font-weight-asian="bold" style:font-name-complex="Lohit Devanagari" style:font-size-complex="14pt" style:font-weight-complex="bold"/>
    </style:style>
    <style:style style:name="P9" style:family="paragraph" style:parent-style-name="Table_20_Contents">
      <style:text-properties style:font-name="Calibri" fo:font-size="14pt" fo:font-weight="bold" officeooo:rsid="0030d78b" officeooo:paragraph-rsid="0030d78b" style:font-name-asian="Source Han Sans CN Regular" style:font-size-asian="14pt" style:font-weight-asian="bold" style:font-name-complex="Lohit Devanagari" style:font-size-complex="14pt" style:font-weight-complex="bold"/>
    </style:style>
    <style:style style:name="P10" style:family="paragraph" style:parent-style-name="Table_20_Contents">
      <style:text-properties style:font-name="Calibri" fo:font-size="14pt" fo:font-weight="bold" officeooo:rsid="0032584d" officeooo:paragraph-rsid="0032584d" style:font-name-asian="Source Han Sans CN Regular" style:font-size-asian="14pt" style:font-weight-asian="bold" style:font-name-complex="Lohit Devanagari" style:font-size-complex="14pt" style:font-weight-complex="bold"/>
    </style:style>
    <style:style style:name="P11" style:family="paragraph" style:parent-style-name="Heading_20_3">
      <style:text-properties style:font-name="Calibri" fo:font-size="16pt" fo:language="ca" fo:country="ES" style:font-size-asian="16pt" style:font-size-complex="16pt"/>
    </style:style>
    <style:style style:name="P12" style:family="paragraph" style:parent-style-name="Table_20_Contents">
      <style:text-properties style:font-name="Calibri" fo:font-size="14pt" fo:font-weight="bold" officeooo:rsid="0028c66d" officeooo:paragraph-rsid="003470b5" style:font-name-asian="Source Han Sans CN Regular" style:font-size-asian="14pt" style:font-weight-asian="bold" style:font-name-complex="Lohit Devanagari" style:font-size-complex="14pt" style:font-weight-complex="bold"/>
    </style:style>
    <style:style style:name="P13" style:family="paragraph" style:parent-style-name="Table_20_Contents">
      <style:text-properties style:font-name="Calibri" fo:font-size="14pt" fo:font-weight="bold" officeooo:rsid="0028c66d" officeooo:paragraph-rsid="003a2520" style:font-name-asian="Source Han Sans CN Regular" style:font-size-asian="14pt" style:font-weight-asian="bold" style:font-name-complex="Lohit Devanagari" style:font-size-complex="14pt" style:font-weight-complex="bold"/>
    </style:style>
    <style:style style:name="P14" style:family="paragraph" style:parent-style-name="Table_20_Contents">
      <style:text-properties style:font-name="Calibri" fo:font-size="14pt" fo:font-weight="bold" officeooo:rsid="0028c66d" officeooo:paragraph-rsid="003be7cf" style:font-name-asian="Source Han Sans CN Regular" style:font-size-asian="14pt" style:font-weight-asian="bold" style:font-name-complex="Lohit Devanagari" style:font-size-complex="14pt" style:font-weight-complex="bold"/>
    </style:style>
    <style:style style:name="P15" style:family="paragraph" style:parent-style-name="Table_20_Contents">
      <style:text-properties officeooo:paragraph-rsid="0037578f"/>
    </style:style>
    <style:style style:name="P16" style:family="paragraph" style:parent-style-name="Text_20_body">
      <style:text-properties style:font-name="Calibri" fo:font-size="14pt" style:font-size-asian="14pt" style:font-size-complex="14pt"/>
    </style:style>
    <style:style style:name="P17" style:family="paragraph" style:parent-style-name="Heading_20_5">
      <style:text-properties style:font-name="Calibri" fo:font-size="14pt" style:font-size-asian="14pt" style:font-size-complex="14pt"/>
    </style:style>
    <style:style style:name="T1" style:family="text">
      <style:text-properties style:font-name="Calibri" fo:font-size="14pt" style:font-size-asian="14pt" style:font-size-complex="14pt"/>
    </style:style>
    <style:style style:name="T2" style:family="text">
      <style:text-properties style:font-name="Calibri" fo:font-size="14pt" fo:font-weight="bold" officeooo:rsid="0028c66d" style:font-name-asian="Source Han Sans CN Regular" style:font-size-asian="14pt" style:font-weight-asian="bold" style:font-name-complex="Lohit Devanagari" style:font-size-complex="14pt" style:font-weight-complex="bold"/>
    </style:style>
    <style:style style:name="T3" style:family="text">
      <style:text-properties style:font-name="Calibri" fo:font-size="14pt" fo:font-weight="bold" officeooo:rsid="0035ee4a" style:font-name-asian="Source Han Sans CN Regular" style:font-size-asian="14pt" style:font-weight-asian="bold" style:font-name-complex="Lohit Devanagari" style:font-size-complex="14pt" style:font-weight-complex="bold"/>
    </style:style>
    <style:style style:name="T4" style:family="text">
      <style:text-properties style:font-name="Calibri" fo:font-size="14pt" fo:font-weight="bold" officeooo:rsid="0037578f" style:font-name-asian="Source Han Sans CN Regular" style:font-size-asian="14pt" style:font-weight-asian="bold" style:font-name-complex="Lohit Devanagari" style:font-size-complex="14pt" style:font-weight-complex="bold"/>
    </style:style>
    <style:style style:name="T5" style:family="text">
      <style:text-properties style:font-name="Calibri" fo:font-size="16pt" style:font-size-asian="16pt" style:font-size-complex="16pt"/>
    </style:style>
    <style:style style:name="T6" style:family="text">
      <style:text-properties officeooo:rsid="002f4011"/>
    </style:style>
    <style:style style:name="T7" style:family="text">
      <style:text-properties officeooo:rsid="0030d78b"/>
    </style:style>
    <style:style style:name="T8" style:family="text">
      <style:text-properties officeooo:rsid="0032584d"/>
    </style:style>
    <style:style style:name="T9" style:family="text">
      <style:text-properties officeooo:rsid="0034f89f"/>
    </style:style>
    <style:style style:name="T10" style:family="text">
      <style:text-properties officeooo:rsid="00385b46"/>
    </style:style>
    <style:style style:name="T11" style:family="text">
      <style:text-properties officeooo:rsid="003be7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Enunciats dels exercicis del gestor de paquets rpm</text:h>
      <text:p text:style-name="Text_20_body"><text:span text:style-name="T5">Gestió de paquets i repositoris a Fedora. Instal·lació de software amb </text:span><text:span text:style-name="Emphasis"><text:span text:style-name="T5">rpm</text:span></text:span></text:p>
      <text:h text:style-name="Heading_20_4" text:outline-level="4"><text:span text:style-name="Strong_20_Emphasis"><text:span text:style-name="T1">Consultes</text:span></text:span></text:h>
      <text:h text:style-name="P3" text:outline-level="5">Exercici 1</text:h>
      <text:p text:style-name="P1">Llisteu tots els paquets instal·lat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Rpm -qa</text:p>
          </table:table-cell>
        </table:table-row>
      </table:table>
      <text:p text:style-name="P1"/>
      <text:h text:style-name="P3" text:outline-level="5">Exercici 2</text:h>
      <text:p text:style-name="Text_20_body"><text:span text:style-name="T1">Descarregeu localment i instal·leu el paquet </text:span><text:span text:style-name="Source_20_Text"><text:span text:style-name="T1">tftp-server</text:span></text:span><text:span text:style-name="T1">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[root@j20 ~]# rpm -ivh <text:a xlink:type="simple" xlink:href="ftp://ftp.icm.edu.pl/vol/rzm6/linux-fedora-alt/releases/24/Cloud/x86_64/os/Packages/t/tftp-server-5.2-18.fc24.x86_64.rpm" text:style-name="Internet_20_link" text:visited-style-name="Visited_20_Internet_20_Link">ftp://ftp.icm.edu.pl/vol/rzm6/linux-fedora-alt/releases/24/Cloud/x86_64/os/Packages/t/tftp-server-5.2-18.fc24.x86_64.rpm</text:a> </text:p>
            <text:p text:style-name="P5">Retrieving ftp://ftp.icm.edu.pl/vol/rzm6/linux-fedora-alt/releases/24/Cloud/x86_64/os/Packages/t/tftp-server-5.2-18.fc24.x86_64.rpm </text:p>
            <text:p text:style-name="P5">Preparing... <text:s text:c="25"/>################################# [100%]</text:p>
            <text:p text:style-name="P5">Updating / installing...</text:p>
            <text:p text:style-name="P5"><text:s text:c="3"/>1:tftp-server-5.2-18.fc24 <text:s text:c="9"/>################################# [100%]</text:p>
            <text:p text:style-name="P5">[root@j20 ~]# </text:p>
          </table:table-cell>
        </table:table-row>
      </table:table>
      <text:h text:style-name="P3" text:outline-level="5"/>
      <text:h text:style-name="P3" text:outline-level="5">Exercici 3</text:h>
      <text:p text:style-name="Text_20_body"><text:span text:style-name="T1">Llisteu els components del paquet </text:span><text:span text:style-name="Source_20_Text"><text:span text:style-name="T1">tftp-server</text:span></text:span><text:span text:style-name="T1">.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">[root@j20 ~]# rpm -ql tftp-server </text:p>
            <text:p text:style-name="P6">/usr/lib/systemd/system/tftp.service</text:p>
            <text:p text:style-name="P6">/usr/lib/systemd/system/tftp.socket</text:p>
            <text:p text:style-name="P6">/usr/sbin/in.tftpd</text:p>
            <text:p text:style-name="P6">/usr/share/doc/tftp-server</text:p>
            <text:p text:style-name="P6">/usr/share/doc/tftp-server/CHANGES</text:p>
            <text:p text:style-name="P6">/usr/share/doc/tftp-server/README</text:p>
            <text:p text:style-name="P6">/usr/share/doc/tftp-server/README.security</text:p>
            <text:p text:style-name="P6">/usr/share/man/man8/in.tftpd.8.gz</text:p>
            <text:p text:style-name="P6">/usr/share/man/man8/tftpd.8.gz</text:p>
            <text:p text:style-name="P6">/var/lib/tftpboot</text:p>
          </table:table-cell>
        </table:table-row>
      </table:table>
      <text:p text:style-name="P1"><text:soft-page-break/></text:p>
      <text:h text:style-name="P3" text:outline-level="5">Exercici 4</text:h>
      <text:p text:style-name="Text_20_body"><text:span text:style-name="T1">Llisteu els fitxers de documentació del paquet </text:span><text:span text:style-name="Source_20_Text"><text:span text:style-name="T1">tftp-server</text:span></text:span><text:span text:style-name="T1">.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8">[root@j20 ~]# rpm -qd tftp-server </text:p>
            <text:p text:style-name="P8">/usr/share/doc/tftp-server/CHANGES</text:p>
            <text:p text:style-name="P8">/usr/share/doc/tftp-server/README</text:p>
            <text:p text:style-name="P8">/usr/share/doc/tftp-server/README.security</text:p>
            <text:p text:style-name="P8">/usr/share/man/man8/in.tftpd.8.gz</text:p>
            <text:p text:style-name="P8">/usr/share/man/man8/tftpd.8.gz</text:p>
          </table:table-cell>
        </table:table-row>
      </table:table>
      <text:h text:style-name="P3" text:outline-level="5">Exercici 5</text:h>
      <text:p text:style-name="Text_20_body"><text:span text:style-name="T1">Llisteu els fitxers de configuració del paquet </text:span><text:span text:style-name="Source_20_Text"><text:span text:style-name="T1">tftp-server</text:span></text:span><text:span text:style-name="T1">.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6">[root@j20 ~]# rpm -q<text:span text:style-name="T6">c</text:span> tftp-server </text:p>
          </table:table-cell>
        </table:table-row>
      </table:table>
      <text:p text:style-name="P1"/>
      <text:h text:style-name="P3" text:outline-level="5">Exercici 6</text:h>
      <text:p text:style-name="Text_20_body"><text:span text:style-name="T1">Llisteu els fitxers executables del paquet </text:span><text:span text:style-name="Source_20_Text"><text:span text:style-name="T1">tftp-server</text:span></text:span><text:span text:style-name="T1">.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5"><text:span text:style-name="Source_20_Text"><text:span text:style-name="T2">[root@j20 ~]# rpm2cpio </text:span></text:span><text:span text:style-name="Source_20_Text"><text:span text:style-name="T3">tftp-server </text:span></text:span><text:span text:style-name="Source_20_Text"><text:span text:style-name="T2">| cpio --extract --make-directories *bin</text:span></text:span></text:p>
          </table:table-cell>
        </table:table-row>
      </table:table>
      <text:p text:style-name="P1"/>
      <text:h text:style-name="P3" text:outline-level="5">Exercici 7</text:h>
      <text:p text:style-name="Text_20_body"><text:span text:style-name="T1">Mostreu informació del paquet </text:span><text:span text:style-name="Source_20_Text"><text:span text:style-name="T1">tftp-server</text:span></text:span><text:span text:style-name="T1">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7">[root@j20 ~]# rpm -q –<text:span text:style-name="T7">info </text:span>tftp-server </text:p>
            <text:p text:style-name="P9">Name <text:s text:c="7"/>: tftp-server</text:p>
            <text:p text:style-name="P9">Version <text:s text:c="4"/>: 5.2</text:p>
            <text:p text:style-name="P9">Release <text:s text:c="4"/>: 18.fc24</text:p>
            <text:p text:style-name="P9">Architecture: x86_64</text:p>
            <text:p text:style-name="P9">Install Date: Thu 18 Jan 2018 01:57:03 PM CET</text:p>
            <text:p text:style-name="P9">Group <text:s text:c="6"/>: System Environment/Daemons</text:p>
            <text:p text:style-name="P9">Size <text:s text:c="7"/>: 61015</text:p>
            <text:p text:style-name="P9">License <text:s text:c="4"/>: BSD</text:p>
            <text:p text:style-name="P9">Signature <text:s text:c="2"/>: RSA/SHA256, Thu 03 Mar 2016 10:09:36 AM CET, Key ID 73bde98381b46521</text:p>
            <text:p text:style-name="P9">Source RPM <text:s/>: tftp-5.2-18.fc24.src.rpm</text:p>
            <text:p text:style-name="P9">Build Date <text:s/>: Thu 03 Mar 2016 09:52:35 AM CET</text:p>
            <text:p text:style-name="P9"><text:soft-page-break/>Build Host <text:s/>: buildvm-06-nfs.phx2.fedoraproject.org</text:p>
            <text:p text:style-name="P9">Relocations : (not relocatable)</text:p>
            <text:p text:style-name="P9">Packager <text:s text:c="3"/>: Fedora Project</text:p>
            <text:p text:style-name="P9">Vendor <text:s text:c="5"/>: Fedora Project</text:p>
            <text:p text:style-name="P9">URL <text:s text:c="8"/>: http://www.kernel.org/pub/software/network/tftp/</text:p>
            <text:p text:style-name="P9">Summary <text:s text:c="4"/>: The server for the Trivial File Transfer Protocol (TFTP)</text:p>
            <text:p text:style-name="P9">Description :</text:p>
            <text:p text:style-name="P9">The Trivial File Transfer Protocol (TFTP) is normally used only for</text:p>
            <text:p text:style-name="P9">booting diskless workstations. <text:s/>The tftp-server package provides the</text:p>
            <text:p text:style-name="P9">server for TFTP, which allows users to transfer files to and from a</text:p>
            <text:p text:style-name="P9">remote machine. TFTP provides very little security, and should not be</text:p>
            <text:p text:style-name="P9">enabled unless it is expressly needed. <text:s/>The TFTP server is run by using</text:p>
            <text:p text:style-name="P9">systemd socket activation, and is disabled by default.</text:p>
          </table:table-cell>
        </table:table-row>
      </table:table>
      <text:p text:style-name="P1"/>
      <text:h text:style-name="P3" text:outline-level="5">Exercici 8</text:h>
      <text:p text:style-name="Text_20_body"><text:span text:style-name="T1">Llisteu les dependències del paquet </text:span><text:span text:style-name="Source_20_Text"><text:span text:style-name="T1">dhclient</text:span></text:span><text:span text:style-name="T1">.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6">[root@j20 ~]# rpm -q<text:span text:style-name="T7">R</text:span> tftp-server </text:p>
            <text:p text:style-name="P9">/bin/sh</text:p>
            <text:p text:style-name="P9">/bin/sh</text:p>
            <text:p text:style-name="P9">/bin/sh</text:p>
            <text:p text:style-name="P9">libc.so.6()(64bit)</text:p>
            <text:p text:style-name="P9">libc.so.6(GLIBC_2.11)(64bit)</text:p>
            <text:p text:style-name="P9">libc.so.6(GLIBC_2.14)(64bit)</text:p>
            <text:p text:style-name="P9">libc.so.6(GLIBC_2.15)(64bit)</text:p>
            <text:p text:style-name="P9">libc.so.6(GLIBC_2.2.5)(64bit)</text:p>
            <text:p text:style-name="P9">libc.so.6(GLIBC_2.3)(64bit)</text:p>
            <text:p text:style-name="P9">libc.so.6(GLIBC_2.3.4)(64bit)</text:p>
            <text:p text:style-name="P9">libc.so.6(GLIBC_2.4)(64bit)</text:p>
            <text:p text:style-name="P9">libnsl.so.1()(64bit)</text:p>
            <text:p text:style-name="P9">libwrap.so.0()(64bit)</text:p>
            <text:p text:style-name="P9">rpmlib(CompressedFileNames) &lt;= 3.0.4-1</text:p>
            <text:p text:style-name="P9">rpmlib(FileDigests) &lt;= 4.6.0-1</text:p>
            <text:p text:style-name="P9">rpmlib(PayloadFilesHavePrefix) &lt;= 4.0-1</text:p>
            <text:p text:style-name="P9">rpmlib(PayloadIsXz) &lt;= 5.2-1</text:p>
            <text:p text:style-name="P9">rtld(GNU_HASH)</text:p>
            <text:p text:style-name="P9">systemd-units</text:p>
            <text:p text:style-name="P9">systemd-units</text:p>
            <text:p text:style-name="P9"><text:soft-page-break/>systemd-units</text:p>
          </table:table-cell>
        </table:table-row>
      </table:table>
      <text:p text:style-name="P1"/>
      <text:h text:style-name="P3" text:outline-level="5">Exercici 9</text:h>
      <text:p text:style-name="Text_20_body"><text:span text:style-name="T1">Llisteu les capabilities del paquet </text:span><text:span text:style-name="Source_20_Text"><text:span text:style-name="T1">dhclient</text:span></text:span><text:span text:style-name="T1">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">[root@j20 ~]# rpm -q –<text:span text:style-name="T8">provides dhclient</text:span></text:p>
            <text:p text:style-name="P10">dhclient = 12:4.3.4-4.fc24</text:p>
            <text:p text:style-name="P10">dhcp-client = 12:4.3.4-4.fc24</text:p>
            <text:p text:style-name="P10">dhcp-client(x86-64) = 12:4.3.4-4.fc24</text:p>
          </table:table-cell>
        </table:table-row>
      </table:table>
      <text:p text:style-name="P1"/>
      <text:h text:style-name="P3" text:outline-level="5">Exercici 10</text:h>
      <text:p text:style-name="Text_20_body"><text:span text:style-name="T1">Llisteu els scripts pre i post instal·lació del paquet </text:span><text:span text:style-name="Source_20_Text"><text:span text:style-name="T1">dhclient</text:span></text:span><text:span text:style-name="T1">.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3">[root@j20 ~]# rpm -<text:span text:style-name="T11">q</text:span> <text:span text:style-name="T8">dhclient --whatprovides</text:span></text:p>
            <text:p text:style-name="P14">[root@j20 ~]# rpm -<text:span text:style-name="T11">q</text:span> <text:span text:style-name="T8">dhclient --scripts</text:span></text:p>
          </table:table-cell>
        </table:table-row>
      </table:table>
      <text:p text:style-name="P1"/>
      <text:h text:style-name="P3" text:outline-level="5">Exercici 11</text:h>
      <text:p text:style-name="Text_20_body"><text:span text:style-name="T1">Identifiqueu a quin paquet pertany l'ordre </text:span><text:span text:style-name="Source_20_Text"><text:span text:style-name="T1">useradd</text:span></text:span><text:span text:style-name="T1">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5"><text:span text:style-name="T2">[root@j20 ~]# </text:span><text:span text:style-name="Source_20_Text"><text:span text:style-name="T2">rpm -qf </text:span></text:span><text:span text:style-name="Source_20_Text"><text:span text:style-name="T4">/usr/sbin/useradd </text:span></text:span></text:p>
          </table:table-cell>
        </table:table-row>
      </table:table>
      <text:p text:style-name="P1"/>
      <text:h text:style-name="P3" text:outline-level="5">Exercici 12</text:h>
      <text:p text:style-name="Text_20_body"><text:span text:style-name="T1">Identifiqueu a quin paquet pertany el </text:span><text:span text:style-name="Source_20_Text"><text:span text:style-name="T1">grub</text:span></text:span><text:span text:style-name="T1">.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6">[root@j20 ~]# <text:span text:style-name="T8">rpm -qf /boot/grub2/grub.cfg</text:span></text:p>
            <text:p text:style-name="P10">grub2-2.02-0.38.fc24.x86_64</text:p>
          </table:table-cell>
        </table:table-row>
      </table:table>
      <text:p text:style-name="P1"/>
      <text:h text:style-name="Heading_20_4" text:outline-level="4"><text:span text:style-name="Strong_20_Emphasis"><text:span text:style-name="T1">Instal·lar, actualitzar i esborrar</text:span></text:span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2">[root@j20 ~]# <text:span text:style-name="T8">rpm –-install grub2</text:span></text:p>
          </table:table-cell>
        </table:table-row>
        <table:table-row>
          <table:table-cell table:style-name="Table16.A2" office:value-type="string">
            <text:p text:style-name="P12">[root@j20 ~]# <text:span text:style-name="T8">rpm –U grub2</text:span></text:p>
          </table:table-cell>
        </table:table-row>
        <table:table-row>
          <table:table-cell table:style-name="Table16.A2" office:value-type="string">
            <text:p text:style-name="P12">[root@j20 ~]# <text:span text:style-name="T8">rpm –e grub2</text:span></text:p>
          </table:table-cell>
        </table:table-row>
      </table:table>
      <text:h text:style-name="P3" text:outline-level="5"><text:soft-page-break/></text:h>
      <text:h text:style-name="P3" text:outline-level="5">Exercici 13</text:h>
      <text:p text:style-name="Text_20_body"><text:span text:style-name="T1">Actualitzeu el paquet </text:span><text:span text:style-name="Source_20_Text"><text:span text:style-name="T1">mc</text:span></text:span><text:span text:style-name="T1">.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">[root@j20 ~]# <text:span text:style-name="T8">rpm –U mc</text:span></text:p>
          </table:table-cell>
        </table:table-row>
      </table:table>
      <text:p text:style-name="P1"/>
      <text:h text:style-name="P3" text:outline-level="5">Exercici 14</text:h>
      <text:p text:style-name="Text_20_body"><text:span text:style-name="T1">Elimineu el paquet </text:span><text:span text:style-name="Source_20_Text"><text:span text:style-name="T1">mc</text:span></text:span><text:span text:style-name="T1">.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2">[root@j20 ~]# <text:span text:style-name="T8">rpm –e mc</text:span></text:p>
          </table:table-cell>
        </table:table-row>
      </table:table>
      <text:p text:style-name="P1"/>
      <text:h text:style-name="Heading_20_4" text:outline-level="4"><text:span text:style-name="Strong_20_Emphasis"><text:span text:style-name="T1">Rebuild</text:span></text:span></text:h>
      <text:h text:style-name="P3" text:outline-level="5">Exercici 15</text:h>
      <text:p text:style-name="Text_20_body"><text:span text:style-name="T1">Regenereu la base de dades de </text:span><text:span text:style-name="Source_20_Text"><text:span text:style-name="T1">rpm</text:span></text:span><text:span text:style-name="T1">.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6">[root@j20 ~]# rpm --<text:span text:style-name="T9">justdb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1:28:37.041601389</meta:creation-date>
    <dc:date>2018-01-22T12:02:36.751714701</dc:date>
    <meta:editing-duration>PT1H28M31S</meta:editing-duration>
    <meta:editing-cycles>38</meta:editing-cycles>
    <meta:generator>LibreOffice/5.1.6.2.0$Linux_X86_64 LibreOffice_project/10$Build-2</meta:generator>
    <meta:document-statistic meta:table-count="16" meta:image-count="0" meta:object-count="0" meta:page-count="5" meta:paragraph-count="123" meta:word-count="477" meta:character-count="4208" meta:non-whitespace-character-count="3754"/>
  </office:meta>
</office:document-meta>
</file>